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151F00002A45000021E6223FB6DA04A5547E.svg" manifest:media-type="image/svg+xml"/>
  <manifest:file-entry manifest:full-path="Pictures/1000203100003B53000021E67007B0684EAEF378.svg" manifest:media-type="image/svg+xml"/>
  <manifest:file-entry manifest:full-path="Pictures/100000010000023E00000148083AFA6B7615EB2B.png" manifest:media-type="image/png"/>
  <manifest:file-entry manifest:full-path="Pictures/10000001000002AC00000148A648A38D7F7B5634.png" manifest:media-type="image/png"/>
  <manifest:file-entry manifest:full-path="Pictures/1000000100000199000001483B5C0858BE8E0FF1.png" manifest:media-type="image/png"/>
  <manifest:file-entry manifest:full-path="Pictures/1000253D000046B2000021E6194B19A9BDF425A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25in" svg:height="3in" draw:z-index="0"><draw:image xlink:href="Pictures/1000253D000046B2000021E6194B19A9BDF425A0.svg" xlink:type="simple" xlink:show="embed" xlink:actuate="onLoad" draw:mime-type="image/svg+xml"/><draw:image xlink:href="Pictures/10000001000002AC00000148A648A38D7F7B5634.png" xlink:type="simple" xlink:show="embed" xlink:actuate="onLoad" draw:mime-type="image/png"/></draw:frame><draw:frame draw:style-name="fr1" draw:name="Image2" text:anchor-type="char" svg:x="0.7673in" svg:y="3.5409in" svg:width="5.25in" svg:height="3in" draw:z-index="1"><draw:image xlink:href="Pictures/1000203100003B53000021E67007B0684EAEF378.svg" xlink:type="simple" xlink:show="embed" xlink:actuate="onLoad" draw:mime-type="image/svg+xml"/><draw:image xlink:href="Pictures/100000010000023E00000148083AFA6B7615EB2B.png" xlink:type="simple" xlink:show="embed" xlink:actuate="onLoad" draw:mime-type="image/png"/></draw:frame><draw:frame draw:style-name="fr1" draw:name="Image3" text:anchor-type="char" svg:x="1.4953in" svg:y="7.0484in" svg:width="3.7402in" svg:height="3in" draw:z-index="2"><draw:image xlink:href="Pictures/1000151F00002A45000021E6223FB6DA04A5547E.svg" xlink:type="simple" xlink:show="embed" xlink:actuate="onLoad" draw:mime-type="image/svg+xml"/><draw:image xlink:href="Pictures/1000000100000199000001483B5C0858BE8E0F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o Santalla</meta:initial-creator>
    <meta:creation-date>2023-11-04T13:52:15.930279110</meta:creation-date>
    <dc:date>2023-11-04T14:25:07.319297294</dc:date>
    <dc:creator>Roberto Santalla</dc:creator>
    <meta:editing-duration>PT13M58S</meta:editing-duration>
    <meta:editing-cycles>6</meta:editing-cycles>
    <meta:generator>LibreOffice/7.6.2.1$Linux_X86_64 LibreOffice_project/60$Build-1</meta:generator>
    <meta:printed-by>Roberto Santalla</meta:printed-by>
    <meta:print-date>2023-11-04T14:19:30.906598306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